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D000003D163B4CE826E4639C8.png" manifest:media-type="image/png"/>
  <manifest:file-entry manifest:full-path="Pictures/100000010000065F000003CF96AC29D65C081F73.png" manifest:media-type="image/png"/>
  <manifest:file-entry manifest:full-path="Pictures/100000010000065F000003CFD81A7B1BB59CB59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Endnote">
      <style:paragraph-properties fo:margin-left="0in" fo:margin-right="0in" fo:text-indent="0in" style:auto-text-indent="fals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width="6.6929in" svg:height="4.0008in" draw:z-index="0"><draw:image xlink:href="Pictures/100000010000065F000003CFD81A7B1BB59CB59C.png" xlink:type="simple" xlink:show="embed" xlink:actuate="onLoad" draw:mime-type="image/png"/></draw:frame><draw:frame draw:style-name="fr1" draw:name="Image2" text:anchor-type="char" svg:width="6.6929in" svg:height="4.0008in" draw:z-index="1"><draw:image xlink:href="Pictures/100000010000065F000003CF96AC29D65C081F73.png" xlink:type="simple" xlink:show="embed" xlink:actuate="onLoad" draw:mime-type="image/png"/></draw:frame><text:note text:id="ftn0" text:note-class="endnote"><text:note-citation>i</text:note-citation><text:note-body><text:p text:style-name="P1"><text:s/><draw:frame draw:style-name="fr1" draw:name="Image3" text:anchor-type="char" svg:width="6.6929in" svg:height="3.5591in" draw:z-index="2"><draw:image xlink:href="Pictures/100000010000072D000003D163B4CE826E4639C8.png" xlink:type="simple" xlink:show="embed" xlink:actuate="onLoad" draw:mime-type="image/png"/></draw:frame></text:p></text:note-body></text:note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8T11:57:59.465797418</meta:creation-date>
    <dc:date>2022-08-08T12:04:39.036647935</dc:date>
    <meta:editing-duration>PT6M39S</meta:editing-duration>
    <meta:editing-cycles>1</meta:editing-cycles>
    <meta:document-statistic meta:table-count="0" meta:image-count="3" meta:object-count="0" meta:page-count="2" meta:paragraph-count="2" meta:word-count="1" meta:character-count="9" meta:non-whitespace-character-count="1"/>
    <meta:generator>LibreOffice/7.3.3.2$Linux_X86_64 LibreOffice_project/30$Build-2</meta:generator>
  </office:meta>
</office:document-meta>
</file>